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_nu</text:p>
          </table:table-cell>
          <table:table-cell office:value-type="string" calcext:value-type="string">
            <text:p>tau, us</text:p>
          </table:table-cell>
          <table:table-cell/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T, u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ms</text:p>
          </table:table-cell>
          <table:table-cell office:value-type="string" calcext:value-type="string">
            <text:p>Nu_0</text:p>
          </table:table-cell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delta_nu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7.026" calcext:value-type="float">
            <text:p>7.026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949" calcext:value-type="float">
            <text:p>4.949</text:p>
          </table:table-cell>
          <table:table-cell office:value-type="float" office:value="15.02" calcext:value-type="float">
            <text:p>15.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.16" calcext:value-type="float">
            <text:p>40.16</text:p>
          </table:table-cell>
          <table:table-cell office:value-type="float" office:value="19.89" calcext:value-type="float">
            <text:p>19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6.775" calcext:value-type="float">
            <text:p>6.775</text:p>
          </table:table-cell>
          <table:table-cell/>
          <table:table-cell office:value-type="float" office:value="16.72" calcext:value-type="float">
            <text:p>16.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2.021" calcext:value-type="float">
            <text:p>2.02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.39" calcext:value-type="float">
            <text:p>45.39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6.681" calcext:value-type="float">
            <text:p>6.681</text:p>
          </table:table-cell>
          <table:table-cell/>
          <table:table-cell office:value-type="float" office:value="13.88" calcext:value-type="float">
            <text:p>13.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999" calcext:value-type="float">
            <text:p>0.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.06" calcext:value-type="float">
            <text:p>80.06</text:p>
          </table:table-cell>
          <table:table-cell office:value-type="float" office:value="40.62" calcext:value-type="float">
            <text:p>40.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961" calcext:value-type="float">
            <text:p>3.961</text:p>
          </table:table-cell>
          <table:table-cell office:value-type="float" office:value="6.399" calcext:value-type="float">
            <text:p>6.39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0.677" calcext:value-type="float">
            <text:p>0.677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.933" calcext:value-type="float">
            <text:p>4.933</text:p>
          </table:table-cell>
          <table:table-cell office:value-type="float" office:value="6.117" calcext:value-type="float">
            <text:p>6.117</text:p>
          </table:table-cell>
          <table:table-cell/>
          <table:table-cell office:value-type="float" office:value="11.13" calcext:value-type="float">
            <text:p>11.1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505" calcext:value-type="float">
            <text:p>0.505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5.986" calcext:value-type="float">
            <text:p>5.986</text:p>
          </table:table-cell>
          <table:table-cell office:value-type="float" office:value="5.772" calcext:value-type="float">
            <text:p>5.772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02" calcext:value-type="float">
            <text:p>0.202</text:p>
          </table:table-cell>
          <table:table-cell office:value-type="float" office:value="0.404" calcext:value-type="float">
            <text:p>0.404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6.958" calcext:value-type="float">
            <text:p>6.958</text:p>
          </table:table-cell>
          <table:table-cell office:value-type="float" office:value="5.332" calcext:value-type="float">
            <text:p>5.332</text:p>
          </table:table-cell>
          <table:table-cell table:number-columns-repeated="14"/>
        </table:table-row>
      </table:table>
      <table:table table:name="g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_mo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_b</text:p>
          </table:table-cell>
          <table:table-cell office:value-type="string" calcext:value-type="string">
            <text:p>a_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F_1</text:p>
          </table:table-cell>
          <table:table-cell office:value-type="string" calcext:value-type="string">
            <text:p>F_0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.97" calcext:value-type="float">
            <text:p>26.97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5.73" calcext:value-type="float">
            <text:p>55.73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82.94" calcext:value-type="float">
            <text:p>82.94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9.4" calcext:value-type="float">
            <text:p>109.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37.3" calcext:value-type="float">
            <text:p>137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66.1" calcext:value-type="float">
            <text:p>166.1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93.3" calcext:value-type="float">
            <text:p>193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20.5" calcext:value-type="float">
            <text:p>220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48.5" calcext:value-type="float">
            <text:p>248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70.3" calcext:value-type="float">
            <text:p>270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8:11:41.863315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24:09.839495910</meta:creation-date>
    <dc:date>2024-11-19T18:27:50.576325901</dc:date>
    <meta:editing-duration>PT1H58M31S</meta:editing-duration>
    <meta:editing-cycles>32</meta:editing-cycles>
    <meta:generator>LibreOffice/24.2.7.2$Linux_X86_64 LibreOffice_project/420$Build-2</meta:generator>
    <meta:document-statistic meta:table-count="2" meta:cell-count="128" meta:object-count="0"/>
  </office:meta>
</office:document-meta>
</file>